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PriorInformationNotice-2.1" table:style-name="ta1" table:print-ranges="A1:AF24">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PriorInformationNotice">
            <text:p>PriorInformationNotice</text:p>
          </table:table-cell>
          <table:table-cell table:style-name="ce8" office:value-type="string" office:string-value="Prior Information Notice. Details">
            <text:p>Prior Information Notice. Details</text:p>
          </table:table-cell>
          <table:table-cell table:style-name="ce8" office:value-type="string" office:string-value=""/>
          <table:table-cell table:style-name="ce8" office:value-type="string" office:string-value="Prior Information Notice">
            <text:p>Prior Information Not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by a contracting party to declare the intention to buy goods, services, or works during a specified period.">
            <text:p>A document used by a contracting party to declare the intention to buy goods, services, or works during a specified period.</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Prior Information Notice. UBL Version Identifier. Identifier">
            <text:p>Prior Information Notice. UBL Version Identifier.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Prior Information Notice. Customization Identifier. Identifier">
            <text:p>Prior Information Notice. Customization Identifier.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Prior Information Notice. Profile Identifier. Identifier">
            <text:p>Prior Information Notice. Profile Identifier.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Prior Information Notice. Profile Execution Identifier. Identifier">
            <text:p>Prior Information Notice. Profile Execution Identifier.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Prior Information Notice. Identifier">
            <text:p>Prior Information Notice.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Prior Information Notice. Copy_ Indicator. Indicator">
            <text:p>Prior Information Notice. Copy_ Indicator. Indicator</text:p>
          </table:table-cell>
          <table:table-cell table:style-name="ce9" office:value-type="string" office:string-value=""/>
          <table:table-cell office:value-type="string" table:style-name="ce9" office:string-value="Prior Information Notice">
            <text:p>Prior Information Notic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Prior Information Notice. UUID. Identifier">
            <text:p>Prior Information Notice. UUID.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Prior Information Notice. Contract Folder Identifier. Identifier">
            <text:p>Prior Information Notice. Contract Folder Identifier.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Prior Information Notice. Issue Date. Date">
            <text:p>Prior Information Notice. Issue Date. Date</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Prior Information Notice. Issue Time. Time">
            <text:p>Prior Information Notice. Issue Time. Time</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Prior Information Notice. Note. Text">
            <text:p>Prior Information Notice. Note. Text</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PlannedDate">
            <text:p>PlannedDate</text:p>
          </table:table-cell>
          <table:table-cell office:value-type="string" table:style-name="ce9" office:string-value="Prior Information Notice. Planned Date. Date">
            <text:p>Prior Information Notice. Planned Date. Date</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Planned">
            <text:p>Planned</text:p>
          </table:table-cell>
          <table:table-cell office:value-type="string" table:style-name="ce9" office:string-value="Date">
            <text:p>Date</text:p>
          </table:table-cell>
          <table:table-cell office:value-type="string" table:style-name="ce11" table:formula="of:=IF([.F14]&lt;&gt;&quot;&quot;;CONCATENATE([.F14];&quot; &quot;;[.G14]);[.G14])" office:string-value="Planned Date">
            <text:p>Planned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4]&lt;&gt;&quot;&quot;;CONCATENATE([.J14];&quot;_ &quot;;[.I14];&quot;. Type&quot;);CONCATENATE([.I14];&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planned by the Contracting Party for publication of the contract notice.">
            <text:p>The date planned by the Contracting Party for publication of the contract noti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10" office:value-type="string" office:string-value="Prior Information Notice. Document Reference">
            <text:p>Prior Information Notice. Document Reference</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Prior Information Notice. Signature">
            <text:p>Prior Information Notice. Signature</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ontractingParty">
            <text:p>ContractingParty</text:p>
          </table:table-cell>
          <table:table-cell table:style-name="ce10" office:value-type="string" office:string-value="Prior Information Notice. Contracting Party">
            <text:p>Prior Information Notice. Contracting Party</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Contracting Party">
            <text:p>Contracting Party</text:p>
          </table:table-cell>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contracting party.">
            <text:p>The contracting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OriginatorCustomerParty">
            <text:p>OriginatorCustomerParty</text:p>
          </table:table-cell>
          <table:table-cell table:style-name="ce10" office:value-type="string" office:string-value="Prior Information Notice. Originator_ Customer Party. Customer Party">
            <text:p>Prior Information Notice. Originator_ Customer Party. Customer Party</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18]"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arty who originated the tendering process.">
            <text:p>A party who originated the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ceiverParty">
            <text:p>ReceiverParty</text:p>
          </table:table-cell>
          <table:table-cell table:style-name="ce10" office:value-type="string" office:string-value="Prior Information Notice. Receiver_ Party. Party">
            <text:p>Prior Information Notice. Receiver_ Party. Party</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enderingTerms">
            <text:p>TenderingTerms</text:p>
          </table:table-cell>
          <table:table-cell table:style-name="ce10" office:value-type="string" office:string-value="Prior Information Notice. Tendering Terms">
            <text:p>Prior Information Notice. Tendering Terms</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Tendering Terms">
            <text:p>Tendering Terms</text:p>
          </table:table-cell>
          <table:table-cell table:style-name="ce10" office:value-type="string" office:string-value="Tendering Terms">
            <text:p>Tender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Terms">
            <text:p>Tender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endering terms associated with this tendering process.">
            <text:p>The tendering terms associated with this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TenderingProcess">
            <text:p>TenderingProcess</text:p>
          </table:table-cell>
          <table:table-cell table:style-name="ce10" office:value-type="string" office:string-value="Prior Information Notice. Tendering Process">
            <text:p>Prior Information Notice. Tendering Process</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Tendering Process">
            <text:p>Tendering Process</text:p>
          </table:table-cell>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description of the tendering process itself.">
            <text:p>A description of the tendering process itself.</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curementProject">
            <text:p>ProcurementProject</text:p>
          </table:table-cell>
          <table:table-cell table:style-name="ce10" office:value-type="string" office:string-value="Prior Information Notice. Procurement Project">
            <text:p>Prior Information Notice. Procurement Project</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Procurement Project">
            <text:p>Procurement Project</text:p>
          </table:table-cell>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n overall definition of this procurement project.">
            <text:p>An overall definition of this procurement projec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ProcurementProjectLot">
            <text:p>ProcurementProjectLot</text:p>
          </table:table-cell>
          <table:table-cell table:style-name="ce10" office:value-type="string" office:string-value="Prior Information Notice. Procurement Project Lot">
            <text:p>Prior Information Notice. Procurement Project Lot</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Procurement Project Lot">
            <text:p>Procurement Project Lot</text:p>
          </table:table-cell>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One of the procurement project lots into which this contract can be split.">
            <text:p>One of the procurement project lots into which this contract can be spli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